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3.1cm" table:align="margins"/>
    </style:style>
    <style:style style:name="表格1.A" style:family="table-column">
      <style:table-column-properties style:column-width="23.1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3.1cm" table:align="margins"/>
    </style:style>
    <style:style style:name="表格2.A" style:family="table-column">
      <style:table-column-properties style:column-width="23.1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3.1cm" table:align="margins"/>
    </style:style>
    <style:style style:name="表格3.A" style:family="table-column">
      <style:table-column-properties style:column-width="23.1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22pt" fo:font-weight="bold" officeooo:rsid="000bf7a0" officeooo:paragraph-rsid="000bf7a0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Text_20_body">
      <style:text-properties fo:font-size="16pt" style:font-name-asian="微软雅黑" style:font-size-asian="16pt" style:font-size-complex="16pt"/>
    </style:style>
    <style:style style:name="P4" style:family="paragraph" style:parent-style-name="Text_20_body">
      <style:text-properties fo:font-size="18.25pt" style:font-name-asian="微软雅黑" style:font-size-asian="11pt" style:font-size-complex="18.25pt"/>
    </style:style>
    <style:style style:name="P5" style:family="paragraph" style:parent-style-name="Text_20_body">
      <style:text-properties fo:font-size="22pt" fo:font-weight="bold" style:font-name-asian="微软雅黑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635cm" fo:margin-right="0cm" fo:text-indent="0cm" style:auto-text-indent="false"/>
      <style:text-properties fo:font-size="16pt" fo:font-weight="bold" style:font-size-asian="16pt" style:font-size-complex="16pt"/>
    </style:style>
    <style:style style:name="P8" style:family="paragraph" style:parent-style-name="Text_20_body">
      <style:paragraph-properties fo:margin-left="0.635cm" fo:margin-right="0cm" fo:text-indent="0cm" style:auto-text-indent="false"/>
      <style:text-properties fo:font-size="16pt" fo:font-weight="bold" style:font-name-asian="微软雅黑" style:font-size-asian="16pt" style:font-weight-asian="bold" style:font-size-complex="16pt"/>
    </style:style>
    <style:style style:name="P9" style:family="paragraph" style:parent-style-name="Text_20_body">
      <style:paragraph-properties fo:margin-left="0.635cm" fo:margin-right="0cm" fo:text-indent="0.776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.635cm" fo:margin-right="0cm" fo:text-indent="0.776cm" style:auto-text-indent="false"/>
      <style:text-properties fo:font-size="16pt" fo:font-weight="bold" style:font-size-asian="16pt" style:font-size-complex="16pt"/>
    </style:style>
    <style:style style:name="P11" style:family="paragraph" style:parent-style-name="Heading_20_1">
      <style:text-properties fo:font-size="18.25pt" style:font-size-asian="16pt" style:font-size-complex="18.25pt"/>
    </style:style>
    <style:style style:name="P12" style:family="paragraph" style:parent-style-name="Table_20_Contents">
      <style:text-properties fo:font-size="18.25pt" officeooo:rsid="00074382" officeooo:paragraph-rsid="00074382" style:font-size-asian="16pt" style:font-size-complex="18.25pt"/>
    </style:style>
    <style:style style:name="P13" style:family="paragraph" style:parent-style-name="Table_20_Contents">
      <style:text-properties fo:font-size="18.25pt" officeooo:rsid="000aacbc" officeooo:paragraph-rsid="000aacbc" style:font-size-asian="16pt" style:font-size-complex="18.25pt"/>
    </style:style>
    <style:style style:name="P14" style:family="paragraph" style:parent-style-name="Table_20_Contents">
      <style:text-properties fo:font-size="18.25pt" officeooo:rsid="000feab9" officeooo:paragraph-rsid="000feab9" style:font-size-asian="16pt" style:font-size-complex="18.25pt"/>
    </style:style>
    <style:style style:name="P15" style:family="paragraph" style:parent-style-name="Table_20_Contents">
      <style:text-properties fo:font-size="18.25pt" officeooo:rsid="000feab9" officeooo:paragraph-rsid="0010496e" style:font-size-asian="16pt" style:font-size-complex="18.25pt"/>
    </style:style>
    <style:style style:name="T1" style:family="text">
      <style:text-properties style:font-name="Tahoma" fo:font-size="22pt" fo:font-weight="bold"/>
    </style:style>
    <style:style style:name="T2" style:family="text">
      <style:text-properties style:font-name="Tahoma" fo:font-weight="bold"/>
    </style:style>
    <style:style style:name="T3" style:family="text">
      <style:text-properties fo:font-size="22pt" fo:font-weight="bold"/>
    </style:style>
    <style:style style:name="T4" style:family="text">
      <style:text-properties fo:font-weight="bold"/>
    </style:style>
    <style:style style:name="T5" style:family="text">
      <style:text-properties style:font-name-asian="微软雅黑" style:font-size-asian="22pt" style:font-weight-asian="bold"/>
    </style:style>
    <style:style style:name="T6" style:family="text">
      <style:text-properties style:font-name-asian="微软雅黑" style:font-weight-asian="bold"/>
    </style:style>
    <style:style style:name="T7" style:family="text">
      <style:text-properties fo:color="#3f7f5f" style:font-name="Consolas"/>
    </style:style>
    <style:style style:name="T8" style:family="text">
      <style:text-properties fo:color="#3f7f5f" style:font-name-asian="Consolas"/>
    </style:style>
    <style:style style:name="T9" style:family="text">
      <style:text-properties fo:color="#000000" style:font-name-asian="Consolas"/>
    </style:style>
    <style:style style:name="T10" style:family="text">
      <style:text-properties officeooo:rsid="000d6d3a" style:language-asian="zh" style:country-asian="CN"/>
    </style:style>
    <style:style style:name="T11" style:family="text">
      <style:text-properties officeooo:rsid="000df247" style:language-asian="zh" style:country-asian="CN"/>
    </style:style>
    <style:style style:name="T12" style:family="text">
      <style:text-properties officeooo:rsid="001049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1.</text:span><text:span text:style-name="T3">js</text:span><text:span text:style-name="T5">的方法定义</text:span></text:h>
      <text:p text:style-name="P9"><text:span text:style-name="T6">语法</text:span><text:span text:style-name="T2">:</text:span></text:p>
      <text:p text:style-name="P9"><text:span text:style-name="T4">function </text:span><text:span text:style-name="T6">方法名</text:span><text:span text:style-name="T2">(</text:span><text:span text:style-name="T6">参数</text:span><text:span text:style-name="T2">...){</text:span></text:p>
      <text:p text:style-name="P9"><text:span text:style-name="T4">return xxx</text:span><text:span text:style-name="T6">；</text:span><text:span text:style-name="T2">//</text:span><text:span text:style-name="T6">可选</text:span></text:p>
      <text:p text:style-name="P10">}</text:p>
      <text:p text:style-name="P9"><text:span text:style-name="T4">var </text:span><text:span text:style-name="T6">方法名</text:span><text:span text:style-name="T2">= function (</text:span><text:span text:style-name="T6">参数</text:span><text:span text:style-name="T2">...){</text:span></text:p>
      <text:p text:style-name="P9"><text:span text:style-name="T4">return xxx</text:span><text:span text:style-name="T6">；</text:span><text:span text:style-name="T2">//</text:span><text:span text:style-name="T6">可选</text:span></text:p>
      <text:p text:style-name="P7">}</text:p>
      <text:p text:style-name="P8">方法同名不管是哪种语法都会把上面的覆盖掉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>//定义方法</text:p>
            <text:p text:style-name="P12">function showInfo(){</text:p>
            <text:p text:style-name="P12"><text:s text:c="4"/>alert("jie.com");<text:tab/></text:p>
            <text:p text:style-name="P12"><text:tab/></text:p>
            <text:p text:style-name="P12">}</text:p>
            <text:p text:style-name="P12">function showInfo(){</text:p>
            <text:p text:style-name="P12"><text:tab/>alert("JavaScript学习");</text:p>
            <text:p text:style-name="P12"><text:tab/></text:p>
            <text:p text:style-name="P12">}</text:p>
            <text:p text:style-name="P12">//调用方法</text:p>
            <text:p text:style-name="P12">//showInfo();</text:p>
            <text:p text:style-name="P12">//第二种放法的定义</text:p>
            <text:p text:style-name="P12">//变量的名字就是方法的名字</text:p>
            <text:p text:style-name="P12">var showInfo1=function(){</text:p>
            <text:p text:style-name="P12"><text:tab/> alert("杰");<text:tab/><text:tab/></text:p>
            <text:p text:style-name="P12">}</text:p>
            <text:p text:style-name="P12"/>
            <text:p text:style-name="P12">alert(typeof showInfo1);</text:p>
            <text:p text:style-name="P12"/>
            <text:p text:style-name="P12">&lt;!-- 使用按钮可以调用方法 --&gt;</text:p>
            <text:p text:style-name="P12">&lt;input type="button" value="点击" onclick="showInfo()"&gt;</text:p>
          </table:table-cell>
        </table:table-row>
      </table:table>
      <text:p text:style-name="P1"/>
      <text:p text:style-name="P2">带参数的方法</text:p>
      <text:p text:style-name="P3">方法中没有重载</text:p>
      <text:p text:style-name="P6"><text:span text:style-name="T7">js</text:span><text:span text:style-name="T8">中没有重载，如果方法名字相同，后面的方法会把前面的方法覆盖掉</text:span><text:span text:style-name="T7">,</text:span><text:span text:style-name="T8">我们在调用方法的时候，我们传递的参数可以少于形参，从左向右赋值，如果调用时实参多于形参，也是从左向右赋值，所出来的实参就没有</text:span><text:span text:style-name="T9">用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//定义方法,方法参数不需要指定类型,如果方法有返回值使用return加上返回值</text:p>
            <text:p text:style-name="P13">function showInfo(a,b){</text:p>
            <text:p text:style-name="P13"><text:s text:c="5"/>alert("1");</text:p>
            <text:p text:style-name="P13"><text:tab/>return a+b;</text:p>
            <text:p text:style-name="P13">}</text:p>
            <text:p text:style-name="P13">//js中没有重载,如果方法名字相同，后面的方法会把前面的方法覆盖掉</text:p>
            <text:p text:style-name="P13">//调用方法的时候，我们传递的参数可以少于形参,从左到右赋值,<text:span text:style-name="T10">如果调用时，实参多余形参，也是从左到右赋值,</text:span><text:span text:style-name="T11">多出来的没有用</text:span></text:p>
            <text:p text:style-name="P13">function showInfo(a,b,c){</text:p>
            <text:p text:style-name="P13"><text:tab/>alert("2"+c);</text:p>
            <text:p text:style-name="P13"><text:tab/>return a+b+c;</text:p>
            <text:p text:style-name="P13">}</text:p>
            <text:p text:style-name="P13"/>
            <text:p text:style-name="P13"/>
            <text:p text:style-name="P13">//调用带参数方法得到返回值</text:p>
            <text:p text:style-name="P13">var result=showInfo(3,9);</text:p>
            <text:p text:style-name="P13">alert(result);</text:p>
          </table:table-cell>
        </table:table-row>
      </table:table>
      <text:p text:style-name="P4"/>
      <text:p text:style-name="P5">Function对象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4">//方法对象是每一个方法定义的底层写法，第一个参数是字符串类型，</text:p>
            <text:p text:style-name="P14">//方法的每一个参数用逗号分隔，第二个参数是方法体</text:p>
            <text:p text:style-name="P14">var fun =new Function("a,b","return a+b");</text:p>
            <text:p text:style-name="P15">var result1=fun(2,<text:span text:style-name="T12">showInfo(2,4)</text:span>);</text:p>
            <text:p text:style-name="P14">alert(result1);</text:p>
          </table:table-cell>
        </table:table-row>
      </table:table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34S</meta:editing-duration>
    <meta:editing-cycles>13</meta:editing-cycles>
    <meta:generator>LibreOffice/5.3.0.3$Windows_X86_64 LibreOffice_project/7074905676c47b82bbcfbea1aeefc84afe1c50e1</meta:generator>
    <dc:date>2018-03-27T18:05:09.530000000</dc:date>
    <meta:document-statistic meta:table-count="3" meta:image-count="0" meta:object-count="0" meta:page-count="1" meta:paragraph-count="51" meta:word-count="459" meta:character-count="944" meta:non-whitespace-character-count="899"/>
    <meta:user-defined meta:name="Info 1"/>
    <meta:user-defined meta:name="Info 2"/>
    <meta:user-defined meta:name="Info 3"/>
    <meta:user-defined meta:name="Info 4"/>
  </office:meta>
</office:document-meta>
</file>